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Základnítext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8/2019<text:bookmark-end text:name="Text14"/></text:p>
            <text:p text:style-name="Normální">KVOP-42901/2019<text:bookmark-end text:name="Text2"/></text:p>
            <text:p text:style-name="Normální"><text:bookmark-start text:name="Text6"/>18. 09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P. Č.</text:p>
            <text:p text:style-name="Normální"/>
            <text:p text:style-name="P17">e-mail:<text:s/></text:p>
            <text:p text:style-name="Normální"><text:bookmark-start text:name="Text10"/><text:s text:c="5"/><text:bookmark-end text:name="Text10"/></text:p>
            <text:p text:style-name="Normální"><text:bookmark-start text:name="Text11"/><text:s/><text:bookmark-end text:name="Text11"/><text:s/><text:bookmark-start text:name="Text12"/><text:s text:c="5"/><text:bookmark-end text:name="Text12"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Č.,</text:p>
      <text:p text:style-name="Základnítext">dne 16. září 2019 byla do Kanceláře veřejného ochránce práv doručena Vaše žádost podle zákona č. 106/1999 Sb., o svobodném přístupu k informacím, ve znění pozdějších předpisů,<text:s/>kterou žádáte:</text:p>
      <text:list text:style-name="LFO4" text:continue-numbering="true">
        <text:list-item>
          <text:p text:style-name="P18">Kolikrát využil veřejný ochránce práv své pravomoci podat kárný návrh na předsedu či místopředsedu soudu k Nejvyššímu správnímu soudu?</text:p>
        </text:list-item>
        <text:list-item>
          <text:p text:style-name="P19">O uvedení spisových značek, pod kterými jsou (byly) návrhy veřejného ochránce práv u Nejvyššího správního soudu vedeny.</text:p>
        </text:list-item>
      </text:list>
      <text:p text:style-name="Základnítext">Ve smyslu zákona o svobodném přístupu k informacím,<text:s/><text:span text:style-name="Silné">se poskytují níže uvedené informace</text:span>:</text:p>
      <text:p text:style-name="Základnítext">K bodu č. 1</text:p>
      <text:p text:style-name="Základnítext">Veřejný ochránce práv podal dva kárné návrhy. První podal v roce 2010 JUDr. Otakar Motejl. Druhý kárný návrh podala Mgr. Anna Šabatová, Ph.D. v roce 2017.<text:s/></text:p>
      <text:p text:style-name="Základnítext">K bodu č. 2</text:p>
      <text:p text:style-name="Základnítext">První kárný návrh je veden u Nejvyššího správního soudu pod sp. zn.<text:s/>11 Kss 1/2017, druhý pod sp. zn.<text:s/>13 Kss 1/2010.</text:p>
      <text:p text:style-name="Základnítext">S pozdravem</text:p>
      <text:p text:style-name="P20"/>
      <text:p text:style-name="podpis">Mgr. Petra Zdražilová v. r.</text:p>
      <text:p text:style-name="podpis">ředitelka právní sekce</text:p>
      <text:p text:style-name="podpis">(dopis je opatřen elektronickým podpisem)</text:p>
      <text:p text:style-name="podpis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TE1U*</text:span>*KVOPX009TE1U*</text:p>
        <text:p text:style-name="P12"><text:span text:style-name="T13">KVOPX009TE1U</text:span>KVOPX009TE1U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9-27T07:58:00Z</meta:creation-date>
    <dc:date>2019-09-27T07:58:00Z</dc:date>
    <meta:print-date>2019-09-18T10:5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77" meta:character-count="1225" meta:row-count="8" meta:non-whitespace-character-count="1050"/>
  </office:meta>
</office:document-meta>
</file>